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33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0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00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43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64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89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16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40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9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5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6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56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81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16.393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09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4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6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53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1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9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0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8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60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1.95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3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32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8.39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1.06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0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07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2.4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858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9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6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7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8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5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3cm" fo:min-width="10.585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99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6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18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07cm" fo:min-width="11.246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4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04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5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61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36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7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70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12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0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53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3.1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06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7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34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6.15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7.029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19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8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09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14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5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7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4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9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76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0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1.157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96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69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80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4.133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173cm" svg:height="0.424cm" svg:x="1.905cm" svg:y="2.677cm">
          <draw:text-box>
            <text:p text:style-name="P2"><text:span text:style-name="T2">Name: ___________________________ </text:span></text:p>
          </draw:text-box>
        </draw:frame>
        <draw:frame draw:style-name="gr3" draw:text-style-name="P3" draw:layer="layout" svg:width="0.422cm" svg:height="0.424cm" svg:x="1.905cm" svg:y="3.249cm">
          <draw:text-box>
            <text:p text:style-name="P2"><text:span text:style-name="T2"><text:s/></text:span></text:p>
          </draw:text-box>
        </draw:frame>
        <draw:frame draw:style-name="gr7" draw:text-style-name="P4" draw:layer="layout" svg:width="3.503cm" svg:height="0.628cm" svg:x="1.905cm" svg:y="4.126cm">
          <draw:text-box>
            <text:p text:style-name="P2"><text:span text:style-name="T3">Editing Files </text:span></text:p>
          </draw:text-box>
        </draw:frame>
        <draw:frame draw:style-name="gr3" draw:text-style-name="P3" draw:layer="layout" svg:width="0.422cm" svg:height="0.424cm" svg:x="1.905cm" svg:y="4.99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5.569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5.493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10.001cm" svg:height="0.424cm" svg:x="3.175cm" svg:y="5.569cm">
          <draw:text-box>
            <text:p text:style-name="P2"><text:span text:style-name="T2">Write the command line to use vi or vim to edit a file </text:span></text:p>
          </draw:text-box>
        </draw:frame>
        <draw:frame draw:style-name="gr3" draw:text-style-name="P3" draw:layer="layout" svg:width="0.422cm" svg:height="0.424cm" svg:x="3.175cm" svg:y="6.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1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8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7.855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7.779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8.439cm" svg:height="0.424cm" svg:x="3.175cm" svg:y="7.855cm">
          <draw:text-box>
            <text:p text:style-name="P2"><text:span text:style-name="T2">From within vim, how would you save a file </text:span></text:p>
          </draw:text-box>
        </draw:frame>
        <draw:frame draw:style-name="gr3" draw:text-style-name="P3" draw:layer="layout" svg:width="0.422cm" svg:height="0.424cm" svg:x="3.175cm" svg:y="8.42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136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0.061cm">
          <draw:text-box>
            <text:p text:style-name="P2"><text:span text:style-name="T4"><text:s/></text:span></text:p>
          </draw:text-box>
        </draw:frame>
        <draw:frame draw:style-name="gr11" draw:text-style-name="P3" draw:layer="layout" svg:width="8.646cm" svg:height="0.424cm" svg:x="3.175cm" svg:y="10.136cm">
          <draw:text-box>
            <text:p text:style-name="P2"><text:span text:style-name="T2">From within vim, how would force save a file </text:span></text:p>
          </draw:text-box>
        </draw:frame>
        <draw:frame draw:style-name="gr3" draw:text-style-name="P3" draw:layer="layout" svg:width="0.422cm" svg:height="0.424cm" svg:x="3.175cm" svg:y="10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422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2.347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10.899cm" svg:height="0.424cm" svg:x="3.175cm" svg:y="12.422cm">
          <draw:text-box>
            <text:p text:style-name="P2"><text:span text:style-name="T2">From within vim, how you insert one file into another file </text:span></text:p>
          </draw:text-box>
        </draw:frame>
        <draw:frame draw:style-name="gr3" draw:text-style-name="P3" draw:layer="layout" svg:width="0.422cm" svg:height="0.424cm" svg:x="3.175cm" svg:y="12.9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276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5.2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14.163cm" svg:height="0.424cm" svg:x="3.175cm" svg:y="15.276cm">
          <draw:text-box>
            <text:p text:style-name="P2"><text:span text:style-name="T2">From within vim, how you replace all commas with colons in the entire file </text:span></text:p>
          </draw:text-box>
        </draw:frame>
        <draw:frame draw:style-name="gr3" draw:text-style-name="P3" draw:layer="layout" svg:width="0.422cm" svg:height="0.424cm" svg:x="3.175cm" svg:y="15.84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4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562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17.486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13.409cm" svg:height="0.424cm" svg:x="3.175cm" svg:y="17.562cm">
          <draw:text-box>
            <text:p text:style-name="P2"><text:span text:style-name="T2">How does the previous command compare with the “sed” command? <text:s text:c="2"/></text:span></text:p>
          </draw:text-box>
        </draw:frame>
        <draw:frame draw:style-name="gr3" draw:text-style-name="P3" draw:layer="layout" svg:width="0.422cm" svg:height="0.424cm" svg:x="1.905cm" svg:y="18.13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8.133cm">
          <draw:text-box>
            <text:p text:style-name="P2"><text:span text:style-name="T2"><text:s/></text:span></text:p>
          </draw:text-box>
        </draw:frame>
        <draw:frame draw:style-name="gr15" draw:text-style-name="P5" draw:layer="layout" svg:width="2.728cm" svg:height="0.547cm" svg:x="3.578cm" svg:y="2.316cm">
          <draw:text-box>
            <text:p><text:span text:style-name="T5">Justin Weigle</text:span></text:p>
          </draw:text-box>
        </draw:frame>
        <draw:frame draw:style-name="gr16" draw:text-style-name="P6" draw:layer="layout" svg:width="1.979cm" svg:height="0.547cm" svg:x="3.578cm" svg:y="6.214cm">
          <draw:text-box>
            <text:p><text:span text:style-name="T6">vim {file}</text:span></text:p>
          </draw:text-box>
        </draw:frame>
        <draw:frame draw:style-name="gr17" draw:text-style-name="P6" draw:layer="layout" svg:width="0.523cm" svg:height="0.547cm" svg:x="3.578cm" svg:y="8.285cm">
          <draw:text-box>
            <text:p><text:span text:style-name="T6">:w</text:span></text:p>
          </draw:text-box>
        </draw:frame>
        <draw:frame draw:style-name="gr18" draw:text-style-name="P6" draw:layer="layout" svg:width="0.688cm" svg:height="0.547cm" svg:x="3.578cm" svg:y="10.571cm">
          <draw:text-box>
            <text:p><text:span text:style-name="T6">:w!</text:span></text:p>
          </draw:text-box>
        </draw:frame>
        <draw:frame draw:style-name="gr19" draw:text-style-name="P6" draw:layer="layout" svg:width="1.564cm" svg:height="0.547cm" svg:x="3.504cm" svg:y="12.984cm">
          <draw:text-box>
            <text:p><text:span text:style-name="T6">:r {file}</text:span></text:p>
          </draw:text-box>
        </draw:frame>
        <draw:frame draw:style-name="gr20" draw:text-style-name="P6" draw:layer="layout" svg:width="1.814cm" svg:height="0.547cm" svg:x="3.451cm" svg:y="15.778cm">
          <draw:text-box>
            <text:p><text:span text:style-name="T6">:%s/,/:/g</text:span></text:p>
          </draw:text-box>
        </draw:frame>
        <draw:frame draw:style-name="gr21" draw:text-style-name="P6" draw:layer="layout" svg:width="16.609cm" svg:height="4.915cm" svg:x="3.504cm" svg:y="18.152cm">
          <draw:text-box>
            <text:p><text:span text:style-name="T6">sed s/,/:/g {file}</text:span></text:p>
            <text:p><text:span text:style-name="T6"/></text:p>
            <text:p><text:span text:style-name="T6">sed is called from the command line by name.</text:span></text:p>
            <text:p><text:span text:style-name="T6">sed doesn’t need a % before the s.</text:span></text:p>
            <text:p><text:span text:style-name="T6">You do need to provide sed with a file argument as well.</text:span></text:p>
            <text:p><text:span text:style-name="T6">Finally, if you want to update the file, you must redirect the file back into itself</text:span></text:p>
            <text:p><text:span text:style-name="T6">since sed just prints to standard out.</text:span></text:p>
            <text:p><text:span text:style-name="T6"/></text:p>
            <text:p><text:span text:style-name="T6">sed s/,/:/g {file} &gt; {file}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1.094cm" svg:height="0.628cm" svg:x="1.905cm" svg:y="2.56cm">
          <draw:text-box>
            <text:p text:style-name="P2"><text:span text:style-name="T3">GIT </text:span></text:p>
          </draw:text-box>
        </draw:frame>
        <draw:frame draw:style-name="gr23" draw:text-style-name="P3" draw:layer="layout" svg:width="9.341cm" svg:height="0.424cm" svg:x="1.905cm" svg:y="3.431cm">
          <draw:text-box>
            <text:p text:style-name="P2"><text:span text:style-name="T2">All of these questions, give the git command line: </text:span></text:p>
          </draw:text-box>
        </draw:frame>
        <draw:frame draw:style-name="gr3" draw:text-style-name="P3" draw:layer="layout" svg:width="0.422cm" svg:height="0.424cm" svg:x="1.905cm" svg:y="4.0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4.574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4.498cm">
          <draw:text-box>
            <text:p text:style-name="P2"><text:span text:style-name="T4"><text:s/></text:span></text:p>
          </draw:text-box>
        </draw:frame>
        <draw:frame draw:style-name="gr24" draw:text-style-name="P3" draw:layer="layout" svg:width="3.681cm" svg:height="0.424cm" svg:x="3.175cm" svg:y="4.574cm">
          <draw:text-box>
            <text:p text:style-name="P2"><text:span text:style-name="T2">Clone a repository: </text:span></text:p>
          </draw:text-box>
        </draw:frame>
        <draw:frame draw:style-name="gr3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2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86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784cm">
          <draw:text-box>
            <text:p text:style-name="P2"><text:span text:style-name="T4"><text:s/></text:span></text:p>
          </draw:text-box>
        </draw:frame>
        <draw:frame draw:style-name="gr25" draw:text-style-name="P3" draw:layer="layout" svg:width="6.538cm" svg:height="0.424cm" svg:x="3.175cm" svg:y="6.86cm">
          <draw:text-box>
            <text:p text:style-name="P2"><text:span text:style-name="T2">Create a brand new git repository: </text:span></text:p>
          </draw:text-box>
        </draw:frame>
        <draw:frame draw:style-name="gr3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00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14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9.713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9.637cm">
          <draw:text-box>
            <text:p text:style-name="P2"><text:span text:style-name="T4"><text:s/></text:span></text:p>
          </draw:text-box>
        </draw:frame>
        <draw:frame draw:style-name="gr26" draw:text-style-name="P3" draw:layer="layout" svg:width="4.913cm" svg:height="0.424cm" svg:x="3.175cm" svg:y="9.713cm">
          <draw:text-box>
            <text:p text:style-name="P2"><text:span text:style-name="T2">Create a branch in a repo: </text:span></text:p>
          </draw:text-box>
        </draw:frame>
        <draw:frame draw:style-name="gr3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42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1.999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1.923cm">
          <draw:text-box>
            <text:p text:style-name="P2"><text:span text:style-name="T4"><text:s/></text:span></text:p>
          </draw:text-box>
        </draw:frame>
        <draw:frame draw:style-name="gr27" draw:text-style-name="P3" draw:layer="layout" svg:width="5.7cm" svg:height="0.424cm" svg:x="3.175cm" svg:y="11.999cm">
          <draw:text-box>
            <text:p text:style-name="P2"><text:span text:style-name="T2">Commit a change to a branch: </text:span></text:p>
          </draw:text-box>
        </draw:frame>
        <draw:frame draw:style-name="gr3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7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285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4.209cm">
          <draw:text-box>
            <text:p text:style-name="P2"><text:span text:style-name="T4"><text:s/></text:span></text:p>
          </draw:text-box>
        </draw:frame>
        <draw:frame draw:style-name="gr28" draw:text-style-name="P3" draw:layer="layout" svg:width="5.12cm" svg:height="0.424cm" svg:x="3.175cm" svg:y="14.285cm">
          <draw:text-box>
            <text:p text:style-name="P2"><text:span text:style-name="T2">Push a change to a remote: </text:span></text:p>
          </draw:text-box>
        </draw:frame>
        <draw:frame draw:style-name="gr3" draw:text-style-name="P3" draw:layer="layout" svg:width="0.422cm" svg:height="0.424cm" svg:x="3.175cm" svg:y="14.85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9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6.567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16.491cm">
          <draw:text-box>
            <text:p text:style-name="P2"><text:span text:style-name="T4"><text:s/></text:span></text:p>
          </draw:text-box>
        </draw:frame>
        <draw:frame draw:style-name="gr29" draw:text-style-name="P3" draw:layer="layout" svg:width="7.592cm" svg:height="0.424cm" svg:x="3.175cm" svg:y="16.567cm">
          <draw:text-box>
            <text:p text:style-name="P2"><text:span text:style-name="T2">Add a remote repository to a local repo: </text:span></text:p>
          </draw:text-box>
        </draw:frame>
        <draw:frame draw:style-name="gr3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7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2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8.853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8.777cm">
          <draw:text-box>
            <text:p text:style-name="P2"><text:span text:style-name="T4"><text:s/></text:span></text:p>
          </draw:text-box>
        </draw:frame>
        <draw:frame draw:style-name="gr30" draw:text-style-name="P3" draw:layer="layout" svg:width="9.506cm" svg:height="0.424cm" svg:x="3.175cm" svg:y="18.853cm">
          <draw:text-box>
            <text:p text:style-name="P2"><text:span text:style-name="T2">Remove a remote repository from your local repo: </text:span></text:p>
          </draw:text-box>
        </draw:frame>
        <draw:frame draw:style-name="gr3" draw:text-style-name="P3" draw:layer="layout" svg:width="0.422cm" svg:height="0.424cm" svg:x="3.175cm" svg:y="19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99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5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1.139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21.063cm">
          <draw:text-box>
            <text:p text:style-name="P2"><text:span text:style-name="T4"><text:s/></text:span></text:p>
          </draw:text-box>
        </draw:frame>
        <draw:frame draw:style-name="gr31" draw:text-style-name="P3" draw:layer="layout" svg:width="7.846cm" svg:height="0.424cm" svg:x="3.175cm" svg:y="21.139cm">
          <draw:text-box>
            <text:p text:style-name="P2"><text:span text:style-name="T2">Merge changes from one repo to another: </text:span></text:p>
          </draw:text-box>
        </draw:frame>
        <draw:frame draw:style-name="gr3" draw:text-style-name="P3" draw:layer="layout" svg:width="0.422cm" svg:height="0.424cm" svg:x="3.175cm" svg:y="21.70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2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8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3.42cm">
          <draw:text-box>
            <text:p text:style-name="P2"><text:span text:style-name="T2">9.</text:span></text:p>
          </draw:text-box>
        </draw:frame>
        <draw:frame draw:style-name="gr8" draw:text-style-name="P3" draw:layer="layout" svg:width="0.422cm" svg:height="0.475cm" svg:x="2.828cm" svg:y="23.345cm">
          <draw:text-box>
            <text:p text:style-name="P2"><text:span text:style-name="T4"><text:s/></text:span></text:p>
          </draw:text-box>
        </draw:frame>
        <draw:frame draw:style-name="gr32" draw:text-style-name="P3" draw:layer="layout" svg:width="5.603cm" svg:height="0.424cm" svg:x="3.175cm" svg:y="23.42cm">
          <draw:text-box>
            <text:p text:style-name="P2"><text:span text:style-name="T2">Fetch changes from a remote: </text:span></text:p>
          </draw:text-box>
        </draw:frame>
        <draw:frame draw:style-name="gr3" draw:text-style-name="P3" draw:layer="layout" svg:width="0.422cm" svg:height="0.424cm" svg:x="3.175cm" svg:y="23.9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563cm">
          <draw:text-box>
            <text:p text:style-name="P2"><text:span text:style-name="T2"><text:s/></text:span></text:p>
          </draw:text-box>
        </draw:frame>
        <draw:frame draw:style-name="gr33" draw:text-style-name="P6" draw:layer="layout" svg:width="11.957cm" svg:height="1.639cm" svg:x="3.451cm" svg:y="4.983cm">
          <draw:text-box>
            <text:p><text:span text:style-name="T6">git clone {url}</text:span></text:p>
            <text:p><text:span text:style-name="T6">So for one for this class if my username were Justin</text:span></text:p>
            <text:p><text:span text:style-name="T6">git clone https://github.com/Justin/OperatingSystems.git</text:span></text:p>
          </draw:text-box>
        </draw:frame>
        <draw:frame draw:style-name="gr34" draw:text-style-name="P6" draw:layer="layout" svg:width="1.399cm" svg:height="0.547cm" svg:x="3.578cm" svg:y="7.396cm">
          <draw:text-box>
            <text:p><text:span text:style-name="T6">git init</text:span></text:p>
          </draw:text-box>
        </draw:frame>
        <draw:frame draw:style-name="gr35" draw:text-style-name="P6" draw:layer="layout" svg:width="6.327cm" svg:height="0.547cm" svg:x="3.576cm" svg:y="10.19cm">
          <draw:text-box>
            <text:p><text:span text:style-name="T6">git checkout -b {branchname}</text:span></text:p>
          </draw:text-box>
        </draw:frame>
        <draw:frame draw:style-name="gr36" draw:text-style-name="P6" draw:layer="layout" svg:width="8.392cm" svg:height="1.093cm" svg:x="3.576cm" svg:y="12.476cm">
          <draw:text-box>
            <text:p><text:span text:style-name="T6">git add -A</text:span></text:p>
            <text:p><text:span text:style-name="T6">git commit -m “message about commit”</text:span></text:p>
          </draw:text-box>
        </draw:frame>
        <draw:frame draw:style-name="gr37" draw:text-style-name="P6" draw:layer="layout" svg:width="11.064cm" svg:height="1.639cm" svg:x="3.578cm" svg:y="14.85cm">
          <draw:text-box>
            <text:p><text:span text:style-name="T6">git push (then put in username and pw if applicable)</text:span></text:p>
            <text:p><text:span text:style-name="T6">And if the branch is not upstream</text:span></text:p>
            <text:p><text:span text:style-name="T6">git push --set-upstream origin {branchname}</text:span></text:p>
          </draw:text-box>
        </draw:frame>
        <draw:frame draw:style-name="gr38" draw:text-style-name="P6" draw:layer="layout" svg:width="8.067cm" svg:height="0.547cm" svg:x="3.576cm" svg:y="17.136cm">
          <draw:text-box>
            <text:p><text:span text:style-name="T6">git remote add {remotename} {url}.git</text:span></text:p>
          </draw:text-box>
        </draw:frame>
        <draw:frame draw:style-name="gr39" draw:text-style-name="P6" draw:layer="layout" svg:width="6.073cm" svg:height="0.547cm" svg:x="3.563cm" svg:y="19.461cm">
          <draw:text-box>
            <text:p><text:span text:style-name="T6">git remote rm {remotename}</text:span></text:p>
          </draw:text-box>
        </draw:frame>
        <draw:frame draw:style-name="gr40" draw:text-style-name="P6" draw:layer="layout" svg:width="12.49cm" svg:height="1.639cm" svg:x="3.578cm" svg:y="21.493cm">
          <draw:text-box>
            <text:p><text:span text:style-name="T6">From within the repo you want to merge to:</text:span></text:p>
            <text:p><text:span text:style-name="T6">git merge {repotomerge}/master –allow-unrelated-histories</text:span></text:p>
            <text:p><text:span text:style-name="T6">(fix conflicts)</text:span></text:p>
          </draw:text-box>
        </draw:frame>
        <draw:frame draw:style-name="gr41" draw:text-style-name="P6" draw:layer="layout" svg:width="8.858cm" svg:height="0.547cm" svg:x="3.576cm" svg:y="23.906cm">
          <draw:text-box>
            <text:p><text:span text:style-name="T6">git fetch {url} (the url is origin by default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.677cm">
          <draw:text-box>
            <text:p text:style-name="P2"><text:span text:style-name="T2"><text:s/></text:span></text:p>
          </draw:text-box>
        </draw:frame>
        <draw:frame draw:style-name="gr42" draw:text-style-name="P4" draw:layer="layout" svg:width="3.99cm" svg:height="0.628cm" svg:x="1.905cm" svg:y="3.554cm">
          <draw:text-box>
            <text:p text:style-name="P2"><text:span text:style-name="T3">GIT + Steroids </text:span></text:p>
          </draw:text-box>
        </draw:frame>
        <draw:frame draw:style-name="gr23" draw:text-style-name="P3" draw:layer="layout" svg:width="9.341cm" svg:height="0.424cm" svg:x="1.905cm" svg:y="4.426cm">
          <draw:text-box>
            <text:p text:style-name="P2"><text:span text:style-name="T2">All of these questions, give the git command line: </text:span></text:p>
          </draw:text-box>
        </draw:frame>
        <draw:frame draw:style-name="gr3" draw:text-style-name="P3" draw:layer="layout" svg:width="0.422cm" svg:height="0.424cm" svg:x="1.905cm" svg:y="4.99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5.569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5.493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7.465cm" svg:height="0.424cm" svg:x="3.175cm" svg:y="5.569cm">
          <draw:text-box>
            <text:p text:style-name="P2"><text:span text:style-name="T2">Write the command line (or a shell script) that will list all of the branches that have a “totest” </text:span></text:p>
          </draw:text-box>
        </draw:frame>
        <draw:frame draw:style-name="gr44" draw:text-style-name="P3" draw:layer="layout" svg:width="17.875cm" svg:height="0.424cm" svg:x="3.175cm" svg:y="6.14cm">
          <draw:text-box>
            <text:p text:style-name="P2"><text:span text:style-name="T2">tag (yes, Git supports tags), and for each of those branches, check out the branch, and execute a </text:span></text:p>
          </draw:text-box>
        </draw:frame>
        <draw:frame draw:style-name="gr45" draw:text-style-name="P3" draw:layer="layout" svg:width="17.689cm" svg:height="0.424cm" svg:x="3.175cm" svg:y="6.712cm">
          <draw:text-box>
            <text:p text:style-name="P2"><text:span text:style-name="T2">“</text:span><text:span text:style-name="T2">make” to build to software, and then execute a “test” command to run the test. <text:s/>Just print the </text:span></text:p>
          </draw:text-box>
        </draw:frame>
        <draw:frame draw:style-name="gr46" draw:text-style-name="P3" draw:layer="layout" svg:width="1.458cm" svg:height="0.424cm" svg:x="3.175cm" svg:y="7.283cm">
          <draw:text-box>
            <text:p text:style-name="P2"><text:span text:style-name="T2">results. </text:span></text:p>
          </draw:text-box>
        </draw:frame>
        <draw:frame draw:style-name="gr3" draw:text-style-name="P3" draw:layer="layout" svg:width="0.422cm" svg:height="0.424cm" svg:x="3.175cm" svg:y="7.85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42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42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4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4.708cm">
          <draw:text-box>
            <text:p text:style-name="P2"><text:span text:style-name="T2"><text:s/></text:span></text:p>
          </draw:text-box>
        </draw:frame>
        <draw:frame draw:style-name="gr47" draw:text-style-name="P6" draw:layer="layout" svg:width="10.585cm" svg:height="6.553cm" svg:x="3.832cm" svg:y="9.047cm">
          <draw:text-box>
            <text:p><text:span text:style-name="T6">#!/bin/sh</text:span></text:p>
            <text:p><text:span text:style-name="T6"/></text:p>
            <text:p><text:span text:style-name="T6">branchlist=($(git branch -a --contains tags/totest))</text:span></text:p>
            <text:p><text:span text:style-name="T6"/></text:p>
            <text:p><text:span text:style-name="T6">for i in ${branchlist[@]}</text:span></text:p>
            <text:p><text:span text:style-name="T6">do</text:span></text:p>
            <text:p><text:span text:style-name="T6"><text:s text:c="4"/></text:span><text:span text:style-name="T6">git checkout $i</text:span></text:p>
            <text:p><text:span text:style-name="T6"><text:s text:c="4"/></text:span><text:span text:style-name="T6">make</text:span></text:p>
            <text:p><text:span text:style-name="T6"><text:s text:c="4"/></text:span><text:span text:style-name="T6">results=($(test))</text:span></text:p>
            <text:p><text:span text:style-name="T6"><text:s text:c="4"/></text:span><text:span text:style-name="T6">echo $results</text:span></text:p>
            <text:p><text:span text:style-name="T6">done</text:span></text:p>
            <text:p><text:span text:style-name="T6"/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48" draw:text-style-name="P3" draw:layer="layout" svg:width="16.999cm" svg:height="0.424cm" svg:x="3.175cm" svg:y="2.677cm">
          <draw:text-box>
            <text:p text:style-name="P2"><text:span text:style-name="T2">Write the command line (or a shell script) that will list all of the branches that have a “tore-</text:span></text:p>
          </draw:text-box>
        </draw:frame>
        <draw:frame draw:style-name="gr49" draw:text-style-name="P3" draw:layer="layout" svg:width="17.761cm" svg:height="0.424cm" svg:x="3.175cm" svg:y="3.249cm">
          <draw:text-box>
            <text:p text:style-name="P2"><text:span text:style-name="T2">view” and create a report that shows the author, the git commits, and the changes in the files. <text:s text:c="2"/></text:span></text:p>
          </draw:text-box>
        </draw:frame>
        <draw:frame draw:style-name="gr50" draw:text-style-name="P3" draw:layer="layout" svg:width="4.189cm" svg:height="0.424cm" svg:x="3.175cm" svg:y="3.82cm">
          <draw:text-box>
            <text:p text:style-name="P2"><text:span text:style-name="T2">Then, remove the tag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7.245cm">
          <draw:text-box>
            <text:p text:style-name="P2"><text:span text:style-name="T2"><text:s/></text:span></text:p>
          </draw:text-box>
        </draw:frame>
        <draw:frame draw:style-name="gr51" draw:text-style-name="P6" draw:layer="layout" svg:width="11.246cm" svg:height="6.007cm" svg:x="4.213cm" svg:y="6.888cm">
          <draw:text-box>
            <text:p><text:span text:style-name="T6">#!/bin/sh</text:span></text:p>
            <text:p><text:span text:style-name="T6"/></text:p>
            <text:p><text:span text:style-name="T6">branchlist=($(git branch -a --contains tags/toreview))</text:span></text:p>
            <text:p><text:span text:style-name="T6"/></text:p>
            <text:p><text:span text:style-name="T6">for i in ${branchlist[@]}</text:span></text:p>
            <text:p><text:span text:style-name="T6">do</text:span></text:p>
            <text:p><text:span text:style-name="T6"><text:s text:c="4"/></text:span><text:span text:style-name="T6">git checkout $i</text:span></text:p>
            <text:p><text:span text:style-name="T6"><text:s text:c="4"/></text:span><text:span text:style-name="T6">git log</text:span></text:p>
            <text:p><text:span text:style-name="T6"><text:s text:c="4"/></text:span><text:span text:style-name="T6">git diff</text:span></text:p>
            <text:p><text:span text:style-name="T6"><text:s text:c="4"/></text:span><text:span text:style-name="T6">git tag --delete toreview</text:span></text:p>
            <text:p><text:span text:style-name="T6">don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52" draw:text-style-name="P4" draw:layer="layout" svg:width="1.407cm" svg:height="0.628cm" svg:x="1.905cm" svg:y="2.56cm">
          <draw:text-box>
            <text:p text:style-name="P2"><text:span text:style-name="T3">GDB </text:span></text:p>
          </draw:text-box>
        </draw:frame>
        <draw:frame draw:style-name="gr3" draw:text-style-name="P3" draw:layer="layout" svg:width="0.422cm" svg:height="0.424cm" svg:x="1.905cm" svg:y="3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4.002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3.926cm">
          <draw:text-box>
            <text:p text:style-name="P2"><text:span text:style-name="T4"><text:s/></text:span></text:p>
          </draw:text-box>
        </draw:frame>
        <draw:frame draw:style-name="gr53" draw:text-style-name="P3" draw:layer="layout" svg:width="11.043cm" svg:height="0.424cm" svg:x="3.175cm" svg:y="4.002cm">
          <draw:text-box>
            <text:p text:style-name="P2"><text:span text:style-name="T2">How do you turn on “core files” when a program crashes? </text:span></text:p>
          </draw:text-box>
        </draw:frame>
        <draw:frame draw:style-name="gr3" draw:text-style-name="P3" draw:layer="layout" svg:width="0.422cm" svg:height="0.424cm" svg:x="3.175cm" svg:y="4.5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2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86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784cm">
          <draw:text-box>
            <text:p text:style-name="P2"><text:span text:style-name="T4"><text:s/></text:span></text:p>
          </draw:text-box>
        </draw:frame>
        <draw:frame draw:style-name="gr54" draw:text-style-name="P3" draw:layer="layout" svg:width="5.154cm" svg:height="0.424cm" svg:x="3.175cm" svg:y="6.86cm">
          <draw:text-box>
            <text:p text:style-name="P2"><text:span text:style-name="T2">Use GDB to run a program </text:span></text:p>
          </draw:text-box>
        </draw:frame>
        <draw:frame draw:style-name="gr3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00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9.14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9.066cm">
          <draw:text-box>
            <text:p text:style-name="P2"><text:span text:style-name="T4"><text:s/></text:span></text:p>
          </draw:text-box>
        </draw:frame>
        <draw:frame draw:style-name="gr55" draw:text-style-name="P3" draw:layer="layout" svg:width="8.617cm" svg:height="0.424cm" svg:x="3.175cm" svg:y="9.141cm">
          <draw:text-box>
            <text:p text:style-name="P2"><text:span text:style-name="T2">Set the command line arguments within GDB </text:span></text:p>
          </draw:text-box>
        </draw:frame>
        <draw:frame draw:style-name="gr3" draw:text-style-name="P3" draw:layer="layout" svg:width="0.422cm" svg:height="0.424cm" svg:x="3.175cm" svg:y="9.7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1.427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1.352cm">
          <draw:text-box>
            <text:p text:style-name="P2"><text:span text:style-name="T4"><text:s/></text:span></text:p>
          </draw:text-box>
        </draw:frame>
        <draw:frame draw:style-name="gr56" draw:text-style-name="P3" draw:layer="layout" svg:width="8.367cm" svg:height="0.424cm" svg:x="3.175cm" svg:y="11.427cm">
          <draw:text-box>
            <text:p text:style-name="P2"><text:span text:style-name="T2">Set a break point on invoking a function call </text:span></text:p>
          </draw:text-box>
        </draw:frame>
        <draw:frame draw:style-name="gr3" draw:text-style-name="P3" draw:layer="layout" svg:width="0.422cm" svg:height="0.424cm" svg:x="3.175cm" svg:y="11.9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3.713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3.638cm">
          <draw:text-box>
            <text:p text:style-name="P2"><text:span text:style-name="T4"><text:s/></text:span></text:p>
          </draw:text-box>
        </draw:frame>
        <draw:frame draw:style-name="gr57" draw:text-style-name="P3" draw:layer="layout" svg:width="7.77cm" svg:height="0.424cm" svg:x="3.175cm" svg:y="13.713cm">
          <draw:text-box>
            <text:p text:style-name="P2"><text:span text:style-name="T2">Set a break point on a line of a source file </text:span></text:p>
          </draw:text-box>
        </draw:frame>
        <draw:frame draw:style-name="gr3" draw:text-style-name="P3" draw:layer="layout" svg:width="0.422cm" svg:height="0.424cm" svg:x="3.175cm" svg:y="14.2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85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99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15.919cm">
          <draw:text-box>
            <text:p text:style-name="P2"><text:span text:style-name="T4"><text:s/></text:span></text:p>
          </draw:text-box>
        </draw:frame>
        <draw:frame draw:style-name="gr58" draw:text-style-name="P3" draw:layer="layout" svg:width="10.708cm" svg:height="0.424cm" svg:x="3.175cm" svg:y="15.995cm">
          <draw:text-box>
            <text:p text:style-name="P2"><text:span text:style-name="T2">Set a break point whenever a value of a variable changes </text:span></text:p>
          </draw:text-box>
        </draw:frame>
        <draw:frame draw:style-name="gr3" draw:text-style-name="P3" draw:layer="layout" svg:width="0.422cm" svg:height="0.424cm" svg:x="3.175cm" svg:y="16.5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7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8.281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8.205cm">
          <draw:text-box>
            <text:p text:style-name="P2"><text:span text:style-name="T4"><text:s/></text:span></text:p>
          </draw:text-box>
        </draw:frame>
        <draw:frame draw:style-name="gr59" draw:text-style-name="P3" draw:layer="layout" svg:width="11.127cm" svg:height="0.424cm" svg:x="3.175cm" svg:y="18.281cm">
          <draw:text-box>
            <text:p text:style-name="P2"><text:span text:style-name="T2">Set a break point whenever a value of a variable becomes 3 </text:span></text:p>
          </draw:text-box>
        </draw:frame>
        <draw:frame draw:style-name="gr3" draw:text-style-name="P3" draw:layer="layout" svg:width="0.422cm" svg:height="0.424cm" svg:x="3.175cm" svg:y="18.8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99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0.567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20.491cm">
          <draw:text-box>
            <text:p text:style-name="P2"><text:span text:style-name="T4"><text:s/></text:span></text:p>
          </draw:text-box>
        </draw:frame>
        <draw:frame draw:style-name="gr60" draw:text-style-name="P3" draw:layer="layout" svg:width="7.106cm" svg:height="0.424cm" svg:x="3.175cm" svg:y="20.567cm">
          <draw:text-box>
            <text:p text:style-name="P2"><text:span text:style-name="T2">Show the local variables of a function </text:span></text:p>
          </draw:text-box>
        </draw:frame>
        <draw:frame draw:style-name="gr3" draw:text-style-name="P3" draw:layer="layout" svg:width="0.422cm" svg:height="0.424cm" svg:x="3.175cm" svg:y="21.13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70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2.2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22.277cm">
          <draw:text-box>
            <text:p text:style-name="P2"><text:span text:style-name="T2"><text:s/></text:span></text:p>
          </draw:text-box>
        </draw:frame>
        <draw:frame draw:style-name="gr61" draw:text-style-name="P6" draw:layer="layout" svg:width="6.538cm" svg:height="0.547cm" svg:x="3.451cm" svg:y="4.652cm">
          <draw:text-box>
            <text:p><text:span text:style-name="T6">gdb -c {core_dump_file_name}</text:span></text:p>
          </draw:text-box>
        </draw:frame>
        <draw:frame draw:style-name="gr62" draw:text-style-name="P6" draw:layer="layout" svg:width="3.19cm" svg:height="1.093cm" svg:x="3.578cm" svg:y="7.357cm">
          <draw:text-box>
            <text:p><text:span text:style-name="T6">gdb {program}</text:span></text:p>
            <text:p><text:span text:style-name="T6">(gdb) run</text:span></text:p>
          </draw:text-box>
        </draw:frame>
        <draw:frame draw:style-name="gr63" draw:text-style-name="P6" draw:layer="layout" svg:width="7.067cm" svg:height="1.093cm" svg:x="3.563cm" svg:y="9.555cm">
          <draw:text-box>
            <text:p><text:span text:style-name="T6">gdb {program}</text:span></text:p>
            <text:p><text:span text:style-name="T6">(gdb) run {arg1} {arg2} ... {argN}</text:span></text:p>
          </draw:text-box>
        </draw:frame>
        <draw:frame draw:style-name="gr64" draw:text-style-name="P6" draw:layer="layout" svg:width="4.773cm" svg:height="0.547cm" svg:x="3.451cm" svg:y="11.929cm">
          <draw:text-box>
            <text:p><text:span text:style-name="T6">(gdb) break {function}</text:span></text:p>
          </draw:text-box>
        </draw:frame>
        <draw:frame draw:style-name="gr65" draw:text-style-name="P6" draw:layer="layout" svg:width="5.349cm" svg:height="0.547cm" svg:x="3.504cm" svg:y="14.127cm">
          <draw:text-box>
            <text:p><text:span text:style-name="T6">(gdb) break {ln_number}</text:span></text:p>
          </draw:text-box>
        </draw:frame>
        <draw:frame draw:style-name="gr66" draw:text-style-name="P6" draw:layer="layout" svg:width="6.157cm" svg:height="1.639cm" svg:x="3.451cm" svg:y="16.413cm">
          <draw:text-box>
            <text:p><text:span text:style-name="T6">(gdb) awatch *{hex_address}</text:span></text:p>
            <text:p><text:span text:style-name="T6">Such as:</text:span><text:span text:style-name="T6"><text:line-break/></text:span><text:span text:style-name="T6">(gdb) awatch *0x1266</text:span></text:p>
          </draw:text-box>
        </draw:frame>
        <draw:frame draw:style-name="gr67" draw:text-style-name="P6" draw:layer="layout" svg:width="7.029cm" svg:height="0.547cm" svg:x="3.436cm" svg:y="18.787cm">
          <draw:text-box>
            <text:p><text:span text:style-name="T6">(gdb) break {location} if var == 3</text:span></text:p>
          </draw:text-box>
        </draw:frame>
        <draw:frame draw:style-name="gr64" draw:text-style-name="P6" draw:layer="layout" svg:width="4.773cm" svg:height="0.547cm" svg:x="3.451cm" svg:y="21.112cm">
          <draw:text-box>
            <text:p><text:span text:style-name="T6">(gdb) info locals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6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8" draw:text-style-name="P4" draw:layer="layout" svg:width="6.191cm" svg:height="0.628cm" svg:x="1.905cm" svg:y="2.56cm">
          <draw:text-box>
            <text:p text:style-name="P2"><text:span text:style-name="T3">Other Developer Tools </text:span></text:p>
          </draw:text-box>
        </draw:frame>
        <draw:frame draw:style-name="gr3" draw:text-style-name="P3" draw:layer="layout" svg:width="0.422cm" svg:height="0.424cm" svg:x="1.905cm" svg:y="3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4.002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3.926cm">
          <draw:text-box>
            <text:p text:style-name="P2"><text:span text:style-name="T4"><text:s/></text:span></text:p>
          </draw:text-box>
        </draw:frame>
        <draw:frame draw:style-name="gr69" draw:text-style-name="P3" draw:layer="layout" svg:width="9.582cm" svg:height="0.424cm" svg:x="3.175cm" svg:y="4.002cm">
          <draw:text-box>
            <text:p text:style-name="P2"><text:span text:style-name="T2">Use valgrind to find memory leaks in a C program </text:span></text:p>
          </draw:text-box>
        </draw:frame>
        <draw:frame draw:style-name="gr3" draw:text-style-name="P3" draw:layer="layout" svg:width="0.422cm" svg:height="0.424cm" svg:x="3.175cm" svg:y="4.5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288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212cm">
          <draw:text-box>
            <text:p text:style-name="P2"><text:span text:style-name="T4"><text:s/></text:span></text:p>
          </draw:text-box>
        </draw:frame>
        <draw:frame draw:style-name="gr70" draw:text-style-name="P3" draw:layer="layout" svg:width="13.096cm" svg:height="0.424cm" svg:x="3.175cm" svg:y="6.288cm">
          <draw:text-box>
            <text:p text:style-name="P2"><text:span text:style-name="T2">What tool can you use to inspect the raw, binary, contents of any file? </text:span></text:p>
          </draw:text-box>
        </draw:frame>
        <draw:frame draw:style-name="gr3" draw:text-style-name="P3" draw:layer="layout" svg:width="0.422cm" svg:height="0.424cm" svg:x="3.175cm" svg:y="6.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8.003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7.927cm">
          <draw:text-box>
            <text:p text:style-name="P2"><text:span text:style-name="T4"><text:s/></text:span></text:p>
          </draw:text-box>
        </draw:frame>
        <draw:frame draw:style-name="gr71" draw:text-style-name="P3" draw:layer="layout" svg:width="13.142cm" svg:height="0.424cm" svg:x="3.175cm" svg:y="8.003cm">
          <draw:text-box>
            <text:p text:style-name="P2"><text:span text:style-name="T2">Find out how much time (real, user, and sys) that a program requires: </text:span></text:p>
          </draw:text-box>
        </draw:frame>
        <draw:frame draw:style-name="gr3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14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9.713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9.637cm">
          <draw:text-box>
            <text:p text:style-name="P2"><text:span text:style-name="T4"><text:s/></text:span></text:p>
          </draw:text-box>
        </draw:frame>
        <draw:frame draw:style-name="gr72" draw:text-style-name="P3" draw:layer="layout" svg:width="14.56cm" svg:height="0.424cm" svg:x="3.175cm" svg:y="9.713cm">
          <draw:text-box>
            <text:p text:style-name="P2"><text:span text:style-name="T2">Use “strace” command to inspect all file I/O for a program such as “/bin/ls” </text:span></text:p>
          </draw:text-box>
        </draw:frame>
        <draw:frame draw:style-name="gr3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1.427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1.352cm">
          <draw:text-box>
            <text:p text:style-name="P2"><text:span text:style-name="T4"><text:s/></text:span></text:p>
          </draw:text-box>
        </draw:frame>
        <draw:frame draw:style-name="gr73" draw:text-style-name="P3" draw:layer="layout" svg:width="17.579cm" svg:height="0.424cm" svg:x="3.175cm" svg:y="11.427cm">
          <draw:text-box>
            <text:p text:style-name="P2"><text:span text:style-name="T2">Use “readelf” to read the Executable and Linker Format header information for an executable </text:span></text:p>
          </draw:text-box>
        </draw:frame>
        <draw:frame draw:style-name="gr74" draw:text-style-name="P3" draw:layer="layout" svg:width="4.049cm" svg:height="0.424cm" svg:x="3.175cm" svg:y="11.999cm">
          <draw:text-box>
            <text:p text:style-name="P2"><text:span text:style-name="T2">(but only the header) </text:span></text:p>
          </draw:text-box>
        </draw:frame>
        <draw:frame draw:style-name="gr3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7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28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14.209cm">
          <draw:text-box>
            <text:p text:style-name="P2"><text:span text:style-name="T4"><text:s/></text:span></text:p>
          </draw:text-box>
        </draw:frame>
        <draw:frame draw:style-name="gr75" draw:text-style-name="P3" draw:layer="layout" svg:width="17.799cm" svg:height="0.424cm" svg:x="3.175cm" svg:y="14.285cm">
          <draw:text-box>
            <text:p text:style-name="P2"><text:span text:style-name="T2">Find out the run-time libraries need by a Linux ELF program and what the actual libraries that </text:span></text:p>
          </draw:text-box>
        </draw:frame>
        <draw:frame draw:style-name="gr76" draw:text-style-name="P3" draw:layer="layout" svg:width="5.768cm" svg:height="0.424cm" svg:x="3.175cm" svg:y="14.852cm">
          <draw:text-box>
            <text:p text:style-name="P2"><text:span text:style-name="T2">match those requirements are. </text:span></text:p>
          </draw:text-box>
        </draw:frame>
        <draw:frame draw:style-name="gr3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9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5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  <draw:frame draw:style-name="gr77" draw:text-style-name="P6" draw:layer="layout" svg:width="15.09cm" svg:height="0.547cm" svg:x="3.093cm" svg:y="4.475cm">
          <draw:text-box>
            <text:p><text:span text:style-name="T6">Use the option --leak-check=&lt;no|summary|yes|full&gt; [default: summary]</text:span></text:p>
          </draw:text-box>
        </draw:frame>
        <draw:frame draw:style-name="gr78" draw:text-style-name="P6" draw:layer="layout" svg:width="11.157cm" svg:height="0.547cm" svg:x="3.07cm" svg:y="6.761cm">
          <draw:text-box>
            <text:p><text:span text:style-name="T6">Hex editors/viewers such as bless, xxd, and hexdump</text:span></text:p>
          </draw:text-box>
        </draw:frame>
        <draw:frame draw:style-name="gr79" draw:text-style-name="P6" draw:layer="layout" svg:width="16.965cm" svg:height="1.093cm" svg:x="3.089cm" svg:y="8.5cm">
          <draw:text-box>
            <text:p><text:span text:style-name="T6">/usr/bin/time -p {program} (must use full path as most shells have a built in time</text:span></text:p>
            <text:p><text:span text:style-name="T6">function that doesn’t always accept options)</text:span></text:p>
          </draw:text-box>
        </draw:frame>
        <draw:frame draw:style-name="gr80" draw:text-style-name="P6" draw:layer="layout" svg:width="2.699cm" svg:height="0.547cm" svg:x="3.197cm" svg:y="10.151cm">
          <draw:text-box>
            <text:p><text:span text:style-name="T6">strace /bin/ls</text:span></text:p>
          </draw:text-box>
        </draw:frame>
        <draw:frame draw:style-name="gr81" draw:text-style-name="P6" draw:layer="layout" svg:width="4.803cm" svg:height="0.547cm" svg:x="3.197cm" svg:y="12.564cm">
          <draw:text-box>
            <text:p><text:span text:style-name="T6">readelf -h {executable}</text:span></text:p>
          </draw:text-box>
        </draw:frame>
        <draw:frame draw:style-name="gr82" draw:text-style-name="P6" draw:layer="layout" svg:width="14.133cm" svg:height="1.639cm" svg:x="3.22cm" svg:y="15.397cm">
          <draw:text-box>
            <text:p><text:span text:style-name="T6">readelf -d {executable}</text:span></text:p>
            <text:p><text:span text:style-name="T6">And then it is listed under NEEDED, so you can | grep “NEEDED”</text:span></text:p>
            <text:p><text:span text:style-name="T6">ldd is another option (ldd {executable}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4T22:44:41.310378249</dc:date>
    <meta:editing-duration>PT14H17M18S</meta:editing-duration>
    <meta:editing-cycles>34</meta:editing-cycles>
    <meta:generator>LibreOffice/6.4.0.3$Linux_X86_64 LibreOffice_project/40$Build-3</meta:generator>
    <meta:document-statistic meta:object-count="327"/>
  </office:meta>
</office:document-meta>
</file>